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8"/>Working directory</text:p>
      <text:p text:style-name="Standard"/>
      <text:p text:style-name="Standard">Git Repository:Its is source management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nchinathan AC</meta:initial-creator>
    <meta:creation-date>2022-12-01T15:50:00</meta:creation-date>
    <dc:date>2022-12-01T16:26:08</dc:date>
    <dc:creator>Vanchinathan AC</dc:creator>
    <meta:editing-duration>PT36M8S</meta:editing-duration>
    <meta:editing-cycles>2</meta:editing-cycles>
    <meta:generator>OpenOffice/4.1.11$Unix OpenOffice.org_project/4111m1$Build-9808</meta:generator>
    <meta:document-statistic meta:table-count="0" meta:image-count="0" meta:object-count="0" meta:page-count="1" meta:paragraph-count="2" meta:word-count="8" meta:character-count="82"/>
  </office:meta>
</office:document-meta>
</file>